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2pt" style:text-underline-style="solid" style:text-underline-width="auto" style:text-underline-color="font-color" officeooo:rsid="00010cd4" officeooo:paragraph-rsid="00010cd4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2pt" style:text-underline-style="solid" style:text-underline-width="auto" style:text-underline-color="font-color" officeooo:rsid="00010cd4" officeooo:paragraph-rsid="00010cd4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paragraph-rsid="00010cd4"/>
    </style:style>
    <style:style style:name="P4" style:family="paragraph" style:parent-style-name="Standard">
      <style:paragraph-properties fo:text-align="start" style:justify-single-word="false"/>
      <style:text-properties fo:color="#111111" loext:opacity="100%" style:font-name="Bahnschrift" fo:font-size="16pt" style:text-underline-style="none" officeooo:rsid="00010cd4" officeooo:paragraph-rsid="00010cd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text-underline-style="none" fo:font-weight="bold" officeooo:rsid="0002105b" officeooo:paragraph-rsid="0007b13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text-underline-style="none" officeooo:rsid="0002105b" officeooo:paragraph-rsid="0007b13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text-underline-style="none" officeooo:paragraph-rsid="00010cd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ahnschrift" fo:font-size="16pt" fo:letter-spacing="normal" fo:font-style="normal" style:text-underline-style="none" fo:font-weight="normal" officeooo:paragraph-rsid="00010cd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text-underline-style="none" officeooo:rsid="00010cd4" officeooo:paragraph-rsid="00010cd4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text-underline-style="none" officeooo:rsid="0002105b" officeooo:paragraph-rsid="00010cd4" style:font-size-asian="16pt" style:font-size-complex="16pt"/>
    </style:style>
    <style:style style:name="T1" style:family="text">
      <style:text-properties fo:color="#111111" loext:opacity="100%" style:font-name="Bahnschrift" fo:font-size="16pt" style:text-underline-style="none" officeooo:rsid="00010cd4" style:font-size-asian="16pt" style:font-size-complex="16pt"/>
    </style:style>
    <style:style style:name="T2" style:family="text">
      <style:text-properties fo:color="#111111" loext:opacity="100%" style:text-position="super 58%" style:font-name="Bahnschrift" fo:font-size="16pt" style:text-underline-style="none" officeooo:rsid="00010cd4" style:font-size-asian="16pt" style:font-size-complex="16pt"/>
    </style:style>
    <style:style style:name="T3" style:family="text">
      <style:text-properties fo:color="#800000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111111" loext:opacity="100%" style:font-name="Bahnschrift" fo:font-size="16pt" style:text-underline-style="none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color="#000000" loext:opacity="100%" style:font-name="Bahnschrift" fo:font-size="16pt" style:text-underline-style="none" style:font-size-asian="16pt" style:font-size-complex="16pt"/>
    </style:style>
    <style:style style:name="T7" style:family="text">
      <style:text-properties fo:color="#000000" loext:opacity="100%" style:font-name="Bahnschrift" fo:font-size="16pt" style:text-underline-style="none" officeooo:rsid="00010cd4" style:font-size-asian="16pt" style:font-size-complex="16pt"/>
    </style:style>
    <style:style style:name="T8" style:family="text">
      <style:text-properties fo:color="#000080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variant="normal" fo:text-transform="none" fo:color="#000000" loext:opacity="100%" style:font-name="Bahnschrift" fo:font-size="16pt" fo:letter-spacing="normal" fo:font-style="normal" style:text-underline-style="none" fo:font-weight="normal" officeooo:rsid="00010cd4" style:font-size-asian="16pt" style:font-size-complex="16pt"/>
    </style:style>
    <style:style style:name="T10" style:family="text">
      <style:text-properties fo:color="#000000" loext:opacity="100%" style:font-name="Bahnschrift" fo:font-size="16pt" style:text-underline-style="none" officeooo:rsid="0002105b" style:font-size-asian="16pt" style:font-size-complex="16pt"/>
    </style:style>
    <style:style style:name="T11" style:family="text">
      <style:text-properties fo:font-variant="normal" fo:text-transform="none" fo:color="#ffffff" loext:opacity="100%" fo:font-family="Oswald, sans-serif" fo:font-size="4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nières actualités analysées</text:p>
      <text:p text:style-name="P2"/>
      <text:p text:style-name="P3"><text:span text:style-name="T1">- 1</text:span><text:span text:style-name="T2">er</text:span><text:span text:style-name="T1"> article : </text:span><text:a xlink:type="simple" xlink:href="https://itsocial.fr/cloud-infrastructure-it/cloud-infrastructure-it-articles/logiciels-cloud-ia-pourquoi-les-controles-a-lexportation-deviennent-un-risque-strategique-pour-lit/" text:style-name="Internet_20_link" text:visited-style-name="Visited_20_Internet_20_Link"><text:span text:style-name="T3">Logiciels, cloud, IA : les contrôles à l’exportation deviennent un risque stratégique pour l’IT - IT SOCIAL</text:span></text:a><text:span text:style-name="T4"> </text:span><text:span text:style-name="T1">(16/12/25)</text:span></text:p>
      <text:p text:style-name="P4"/>
      <text:p text:style-name="P5">Logiciels, cloud, IA : les contrôles à l’exportation deviennent un risque stratégique pour l’IT</text:p>
      <text:p text:style-name="P6">La multiplication des contrôles à l'exportation, qui s'étendent des technologies militaires aux logiciels, au cloud et à l'IA, est en train de transformer profondément les marchés technologiques mondiaux. Ces mesures géopolitiques obligent les entreprises à revoir leurs chaînes logicielles et organisationnelles, transformant la <text:span text:style-name="T5">conformité</text:span> en une <text:span text:style-name="T5">contrainte de conception stratégique</text:span> pour sécuriser l'accès à certains marchés ou clients.</text:p>
      <text:p text:style-name="P7"/>
      <text:p text:style-name="P3"><text:span text:style-name="T6">- </text:span><text:span text:style-name="T7">2ème article : </text:span><text:a xlink:type="simple" xlink:href="https://ts2.tech/en/palo-alto-networks-stock-panw-today-dec-16-2025-analyst-price-targets-shift-as-a-new-ai-security-report-reframes-the-cloud-risk-debate/?utm_source=chatgpt.com" text:style-name="Internet_20_link" text:visited-style-name="Visited_20_Internet_20_Link"><text:span text:style-name="T8">Palo Alto Networks Stock (PANW) Today — Dec. 16, 2025: Analyst Price Targets Shift as a New AI Security Report Reframes the Cloud Risk Debate</text:span></text:a><text:span text:style-name="T6"> </text:span><text:span text:style-name="T9">(16/12/25)</text:span></text:p>
      <text:p text:style-name="P8"/>
      <text:p text:style-name="P6"><text:span text:style-name="T5">Palo Alto Networks Stock (PANW) Today — Dec. 16, 2025: Analyst Price Targets Shift as a New AI Security Report Reframes the Cloud Risk Debate</text:span>Les objectifs de prix pour l'action <text:span text:style-name="T5">Palo Alto Networks (PANW)</text:span> évoluent suite à l'intégration stratégique de l'Intelligence Artificielle (IA) dans leur plateforme de sécurité. Les analystes anticipent des gains à long terme, citant l'expansion de la plateforme de sécurité basée sur l'IA de l'entreprise (notamment <text:span text:style-name="T5">Prisma AIRS 2.0</text:span>) et sa stratégie d'acquisitions. Cependant, certains craignent qu'un ralentissement de la croissance ou des coûts d'intégration n'entraînent une réinitialisation des attent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6">- </text:span><text:span text:style-name="T7">3ème article : </text:span><text:a xlink:type="simple" xlink:href="https://www.silicon.fr/cloud-1370/ibm-terraform-cloud-development-kit-224852" text:style-name="Internet_20_link" text:visited-style-name="Visited_20_Internet_20_Link"><text:span text:style-name="T8">IBM recentre Terraform sur le langage HCL</text:span></text:a><text:span text:style-name="T6"> </text:span><text:span text:style-name="T7">(15/12/25)</text:span></text:p>
      <text:p text:style-name="P9"/>
      <text:p text:style-name="P6"><text:span text:style-name="T5">IBM recentre Terraform sur le langage HCLIBM</text:span> (suite à l'acquisition d'HashiCorp) et HashiCorp mettent fin au support des langages externes pour <text:span text:style-name="T5">Terraform</text:span> (un outil clé d'Infrastructure-as-Code ou IaC). Cette décision stratégique fait du <text:span text:style-name="T5">HCL (HashiCorp Configuration Language)</text:span>, le langage natif et déclaratif, la seule option prise en charge pour les futures versions. Cela oblige les équipes utilisant des langages comme Python ou Ruby dans leurs configurations Terraform à migrer vers HCL.</text:p>
      <text:p text:style-name="P7"/>
      <text:p text:style-name="P3"><text:span text:style-name="T6">- </text:span><text:span text:style-name="T10">4ème article : </text:span><text:a xlink:type="simple" xlink:href="https://taiwantoday.tw/Politics/Top-News/279131/President-Lai-attends-opening-of-national-cloud-computing-center?utm_source=chatgpt.com" text:style-name="Internet_20_link" text:visited-style-name="Visited_20_Internet_20_Link"><text:span text:style-name="T8">President Lai attends opening of national cloud computing center - Taiwan Today</text:span></text:a><text:span text:style-name="T6"> </text:span><text:span text:style-name="T10">(15/12/25)</text:span></text:p>
      <text:p text:style-name="P10"/>
      <text:p text:style-name="P6"><text:span text:style-name="T5">President Lai attends opening of national cloud computing center - Taiwan Today</text:span>Le Président <text:span text:style-name="T5">Lai Ching-te de Taïwan</text:span> a inauguré un nouveau <text:span text:style-name="T5">centre national de cloud computing à Tainan</text:span>, équipé d'un superordinateur puissant. Ce projet fait partie de l'initiative « <text:span text:style-name="T5">Sovereign AI</text:span> » de Taïwan, visant à renforcer les capacités d'intelligence artificielle de l'île, à réduire sa dépendance aux géants technologiques étrangers et à positionner Taïwan comme une « île de l'IA ».</text:p>
      <text:p text:style-name="P10"/>
      <text:p text:style-name="P3"><text:span text:style-name="T10">- 5ème article : </text:span><text:a xlink:type="simple" xlink:href="https://ts2.tech/en/ibm-stock-outlook-december-2025-can-big-blues-40-rally-continue-on-ai-cloud-and-quantum-momentum/?utm_source=chatgpt.com" text:style-name="Internet_20_link" text:visited-style-name="Visited_20_Internet_20_Link"><text:span text:style-name="T8">Perspectives de l’action IBM décembre 2025 : Le rallye de 40 % de Big Blue peut-il se poursuivre grâce à l’IA, au cloud et à la dynamique quantique ?</text:span></text:a><text:span text:style-name="T6"> </text:span><text:span text:style-name="T10">(14/12/25)</text:span></text:p>
      <text:p text:style-name="P10"/>
      <text:p text:style-name="P6"><text:span text:style-name="T5">Perspectives de l’action IBM décembre 2025 : Le rallye de 40 % de Big Blue peut-il se poursuivre grâce à l’IA, au cloud et à la dynamique quantique ?</text:span>L'article examine les perspectives d'investissement pour l'action <text:span text:style-name="T5">IBM</text:span> en fin 2025, soulignant une solide performance trimestrielle. La croissance future de l'entreprise repose sur le succès de ses segments logiciels (avec <text:span text:style-name="T5">Red Hat</text:span>) et conseil, soutenus par la demande en <text:span text:style-name="T5">cloud hybride</text:span>, en <text:span text:style-name="T5">IA</text:span> et en <text:span text:style-name="T5">informatique quantique</text:span>. Selon un rapport de l'IBM IBV, <text:soft-page-break/>l'investissement des entreprises dans le quantique augmente, anticipant un « avantage quantique » vers la fin 2026. </text:p>
      <text:p text:style-name="P3"><text:span text:style-name="T11"><text:s/>aujourd’hui — 16 décembre 2025 : Les objectifs de prix des analystes évoluent alors qu’un nouveau rapport sur la sécurité de l’IA redéfinit le débat sur les risques liés au clou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23:50:58.288686800</meta:creation-date>
    <dc:date>2025-12-17T03:28:32.323504700</dc:date>
    <meta:editing-duration>PT7M13S</meta:editing-duration>
    <meta:editing-cycles>2</meta:editing-cycles>
    <meta:generator>LibreOffice/25.8.3.2$Windows_X86_64 LibreOffice_project/8ca8d55c161d602844f5428fa4b58097424e324e</meta:generator>
    <meta:print-date>2025-12-17T03:28:51.914703000</meta:print-date>
    <meta:printed-by>Fichiers PDF</meta:printed-by>
    <meta:document-statistic meta:table-count="0" meta:image-count="0" meta:object-count="0" meta:page-count="3" meta:paragraph-count="13" meta:word-count="552" meta:character-count="3618" meta:non-whitespace-character-count="3074"/>
  </office:meta>
</office:document-meta>
</file>